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181in" svg:height="4.2669in" svg:x="5.4913in" svg:y="0.4181in">
            <draw:object draw:notify-on-update-of-ranges="Sheet1.C1:Sheet1.C1 Sheet1.C2:Sheet1.C5 Sheet1.D1:Sheet1.D1 Sheet1.D2:Sheet1.D5 Sheet1.C1:Sheet1.C1 Sheet1.C2:Sheet1.C5 Sheet1.E1:Sheet1.E1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style-name="Default" office:value-type="string" calcext:value-type="string">
            <text:p>Given Code</text:p>
          </table:table-cell>
          <table:table-cell table:style-name="Default" office:value-type="string" calcext:value-type="string">
            <text:p>Modified Code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.979" calcext:value-type="float">
            <text:p>1.98</text:p>
          </table:table-cell>
          <table:table-cell office:value-type="float" office:value="0.71648" calcext:value-type="float">
            <text:p>0.72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2.125" calcext:value-type="float">
            <text:p>32.13</text:p>
          </table:table-cell>
          <table:table-cell office:value-type="float" office:value="3.3564" calcext:value-type="float">
            <text:p>3.36</text:p>
          </table:table-cell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20.31" calcext:value-type="float">
            <text:p>220.31</text:p>
          </table:table-cell>
          <table:table-cell office:value-type="float" office:value="16.034" calcext:value-type="float">
            <text:p>16.03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17.73" calcext:value-type="float">
            <text:p>517.73</text:p>
          </table:table-cell>
          <table:table-cell office:value-type="float" office:value="31.735" calcext:value-type="float">
            <text:p>31.74</text:p>
          </table:table-cell>
        </table:table-row>
        <table:table-row table:style-name="ro1">
          <table:table-cell table:number-columns-repeated="3"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00:45:25.201467016</meta:creation-date>
    <dc:date>2026-02-19T02:14:03.004775784</dc:date>
    <meta:editing-duration>PT45M31S</meta:editing-duration>
    <meta:editing-cycles>2</meta:editing-cycles>
    <meta:generator>LibreOffice/24.2.7.2$Linux_X86_64 LibreOffice_project/420$Build-2</meta:generator>
    <meta:document-statistic meta:table-count="1" meta:cell-count="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Liberation Serif'" style:font-style-name="Regular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Liberation Serif'" style:font-style-name="Regular" style:font-family-generic="roman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origin="0" chart:interval-major="75" chart:reverse-direction="false" text:line-break="false" loext:try-staggering-first="false" chart:link-data-style-to-source="true" loext:major-origin="0.5" chart:axis-position="0" chart:axis-label-position="outside-end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Liberation Serif'" style:font-style-name="Regular" style:font-family-generic="roman"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erif'" style:font-style-name="Regular" style:font-family-generic="roman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9pt" fo:font-weight="bold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fo:wrap-option="wrap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13cm" svg:height="10.839cm" xlink:href=".." xlink:type="simple" chart:class="chart:scatter" chart:style-name="ch1">
        <chart:title svg:x="4.813cm" svg:y="0.352cm" chart:style-name="ch2">
          <text:p>Time of Simulation vs. Number of Spatial Grid Points</text:p>
        </chart:title>
        <chart:legend chart:legend-position="end" svg:x="16.679cm" svg:y="4.871cm" style:legend-expansion="high" chart:style-name="ch3"/>
        <chart:plot-area chart:style-name="ch4" table:cell-range-address="Sheet1.C1:Sheet1.E5" chart:data-source-has-labels="row" svg:x="1.413cm" svg:y="1.347cm" svg:width="14.864cm" svg:height="8.295cm">
          <chart:coordinate-region svg:x="2.59cm" svg:y="1.995cm" svg:width="13.434cm" svg:height="7.448cm"/>
          <chart:axis chart:dimension="x" chart:name="primary-x" chart:style-name="ch5">
            <chart:title svg:x="8.682cm" svg:y="9.858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6.557cm" chart:style-name="ch9">
              <text:p>Time [seconds]</text:p>
            </chart:title>
            <chart:grid chart:style-name="ch7" chart:class="major"/>
          </chart:axis>
          <chart:series chart:style-name="ch10" chart:values-cell-range-address="Sheet1.D2:Sheet1.D5" chart:label-cell-address="Sheet1.D1:Sheet1.D1" chart:class="chart:scatter">
            <chart:domain table:cell-range-address="Sheet1.C2:Sheet1.C5"/>
            <chart:data-point chart:repeated="4"/>
          </chart:series>
          <chart:series chart:style-name="ch11" chart:values-cell-range-address="Sheet1.E2:Sheet1.E5" chart:label-cell-address="Sheet1.E1:Sheet1.E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iven Code</text:p>
                <draw:g>
                  <svg:desc>Sheet1.D1:Sheet1.D1</svg:desc>
                </draw:g>
              </table:table-cell>
              <table:table-cell office:value-type="string">
                <text:p>Modified Cod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1.C2:Sheet1.C5</svg:desc>
                </draw:g>
              </table:table-cell>
              <table:table-cell office:value-type="float" office:value="1.979">
                <text:p>1.979</text:p>
                <draw:g>
                  <svg:desc>Sheet1.D2:Sheet1.D5</svg:desc>
                </draw:g>
              </table:table-cell>
              <table:table-cell office:value-type="float" office:value="0.71648">
                <text:p>0.71648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32.125">
                <text:p>32.125</text:p>
              </table:table-cell>
              <table:table-cell office:value-type="float" office:value="3.3564">
                <text:p>3.3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">
                <text:p>225</text:p>
              </table:table-cell>
              <table:table-cell office:value-type="float" office:value="220.31">
                <text:p>220.31</text:p>
              </table:table-cell>
              <table:table-cell office:value-type="float" office:value="16.034">
                <text:p>16.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517.73">
                <text:p>517.73</text:p>
              </table:table-cell>
              <table:table-cell office:value-type="float" office:value="31.735">
                <text:p>31.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